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d182" officeooo:paragraph-rsid="001ad182"/>
    </style:style>
    <style:style style:name="P2" style:family="paragraph" style:parent-style-name="Standard">
      <style:paragraph-properties fo:text-align="start" style:justify-single-word="false"/>
      <style:text-properties officeooo:rsid="001ad182" officeooo:paragraph-rsid="001ad182"/>
    </style:style>
    <style:style style:name="P3" style:family="paragraph" style:parent-style-name="Standard">
      <style:paragraph-properties fo:text-align="start" style:justify-single-word="false"/>
      <style:text-properties officeooo:rsid="001b18d6" officeooo:paragraph-rsid="001b18d6"/>
    </style:style>
    <style:style style:name="P4" style:family="paragraph" style:parent-style-name="Standard">
      <style:paragraph-properties fo:text-align="start" style:justify-single-word="false"/>
      <style:text-properties officeooo:rsid="001b18d6" officeooo:paragraph-rsid="001c6eaf"/>
    </style:style>
    <style:style style:name="P5" style:family="paragraph" style:parent-style-name="Standard">
      <style:paragraph-properties fo:text-align="start" style:justify-single-word="false"/>
      <style:text-properties officeooo:paragraph-rsid="001b18d6"/>
    </style:style>
    <style:style style:name="P6" style:family="paragraph" style:parent-style-name="Standard">
      <style:paragraph-properties fo:text-align="start" style:justify-single-word="false"/>
      <style:text-properties officeooo:paragraph-rsid="0020872e"/>
    </style:style>
    <style:style style:name="P7" style:family="paragraph" style:parent-style-name="Standard">
      <style:paragraph-properties fo:text-align="start" style:justify-single-word="false"/>
      <style:text-properties officeooo:rsid="001ecff5" officeooo:paragraph-rsid="001ecff5"/>
    </style:style>
    <style:style style:name="P8" style:family="paragraph" style:parent-style-name="Standard">
      <style:paragraph-properties fo:text-align="end" style:justify-single-word="false"/>
      <style:text-properties fo:font-style="italic" officeooo:rsid="001ecff5" officeooo:paragraph-rsid="001ecff5" style:font-style-asian="italic" style:font-style-complex="italic"/>
    </style:style>
    <style:style style:name="P9" style:family="paragraph" style:parent-style-name="Standard">
      <style:paragraph-properties fo:text-align="end" style:justify-single-word="false"/>
      <style:text-properties fo:font-style="italic" officeooo:rsid="0020872e" officeooo:paragraph-rsid="0020872e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tyle="normal" officeooo:rsid="0020872e" officeooo:paragraph-rsid="0020872e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officeooo:rsid="001e5989" officeooo:paragraph-rsid="002527b0"/>
    </style:style>
    <style:style style:name="P12" style:family="paragraph" style:parent-style-name="Standard">
      <style:paragraph-properties fo:text-align="end" style:justify-single-word="false"/>
      <style:text-properties fo:font-style="italic" officeooo:rsid="0020872e" officeooo:paragraph-rsid="0020872e" style:font-style-asian="italic" style:font-style-complex="italic"/>
    </style:style>
    <style:style style:name="T1" style:family="text">
      <style:text-properties officeooo:rsid="001b18d6"/>
    </style:style>
    <style:style style:name="T2" style:family="text">
      <style:text-properties officeooo:rsid="001c0769"/>
    </style:style>
    <style:style style:name="T3" style:family="text">
      <style:text-properties officeooo:rsid="001c6eaf"/>
    </style:style>
    <style:style style:name="T4" style:family="text">
      <style:text-properties officeooo:rsid="001e5989"/>
    </style:style>
    <style:style style:name="T5" style:family="text">
      <style:text-properties officeooo:rsid="001ecff5"/>
    </style:style>
    <style:style style:name="T6" style:family="text">
      <style:text-properties officeooo:rsid="00214e44"/>
    </style:style>
    <style:style style:name="T7" style:family="text">
      <style:text-properties fo:font-style="normal" officeooo:rsid="0020872e" style:font-style-asian="normal" style:font-style-complex="normal"/>
    </style:style>
    <style:style style:name="T8" style:family="text">
      <style:text-properties fo:font-style="normal" officeooo:rsid="00230fe7" style:font-style-asian="normal" style:font-style-complex="normal"/>
    </style:style>
    <style:style style:name="T9" style:family="text">
      <style:text-properties fo:font-style="normal" officeooo:rsid="0023c71d" style:font-style-asian="normal" style:font-style-complex="normal"/>
    </style:style>
    <style:style style:name="T10" style:family="text">
      <style:text-properties officeooo:rsid="0023667c"/>
    </style:style>
    <style:style style:name="T11" style:family="text">
      <style:text-properties officeooo:rsid="0023c71d"/>
    </style:style>
    <style:style style:name="T12" style:family="text">
      <style:text-properties officeooo:rsid="002527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________________________________________________________________________________</text:p>
      <text:p text:style-name="P1">Projektmanagement</text:p>
      <text:p text:style-name="P8">(Prüfungsrelevant)</text:p>
      <text:p text:style-name="P3">Ein Projekt muss:</text:p>
      <text:p text:style-name="P3">- neuartig</text:p>
      <text:p text:style-name="P3">- <text:span text:style-name="T2">zielorientiert</text:span></text:p>
      <text:p text:style-name="P5"><text:span text:style-name="T1">- </text:span><text:span text:style-name="T2">abgegrenzt (</text:span><text:span text:style-name="T5">R</text:span><text:span text:style-name="T2">essourcen </text:span><text:span text:style-name="T4">binden</text:span><text:span text:style-name="T5">d</text:span><text:span text:style-name="T2">)</text:span></text:p>
      <text:p text:style-name="P3">- <text:span text:style-name="T2">komplex (umfangreichere Aufgabenstellung)</text:span></text:p>
      <text:p text:style-name="P3">- <text:span text:style-name="T2">interdisziplinär (umfasst mehrere Gebiete)</text:span></text:p>
      <text:p text:style-name="P4">- <text:span text:style-name="T3">bedeutend (wirtschaftlich)</text:span></text:p>
      <text:p text:style-name="P11"><text:span text:style-name="T5">(</text:span><text:span text:style-name="T12">Eselsbrücken mit A</text:span><text:span text:style-name="T5">nfangsbuchstaben: </text:span>nazi kb, <text:span text:style-name="T5">Z</text:span>ink ab<text:span text:style-name="T5">)</text:span></text:p>
      <text:p text:style-name="P9">(weniger Prüfungsrelevant)</text:p>
      <text:p text:style-name="P7">Gliederung/Unterscheidungsmöglichkeiten</text:p>
      <text:p text:style-name="P7">- Schwierigkeitsgrad (Umfang)</text:p>
      <text:p text:style-name="P7">- Beteiligung</text:p>
      <text:p text:style-name="P7">- Wiederholungsgrad</text:p>
      <text:p text:style-name="P7"><text:tab/>- Pionier</text:p>
      <text:p text:style-name="P7"><text:tab/>- Routine</text:p>
      <text:p text:style-name="P7">- Kundenstellung (extern intern)</text:p>
      <text:p text:style-name="P7">- Inhalt</text:p>
      <text:p text:style-name="P9">(sehr Prüfungsrelevant)</text:p>
      <text:p text:style-name="P6"><text:span text:style-name="T7">Zielform SMART </text:span><text:span text:style-name="T8">(Ziel gegen Wunsch abgrenzen) </text:span><text:span text:style-name="T9">(Youtube siehe „pm was ist ein Projekt“ folge 3)</text:span></text:p>
      <text:p text:style-name="P10">- <text:span text:style-name="T6">spezifisch </text:span><text:span text:style-name="T11">(konkret)</text:span></text:p>
      <text:p text:style-name="P10">- <text:span text:style-name="T6">messbar</text:span></text:p>
      <text:p text:style-name="P10">- <text:span text:style-name="T6">attraktiv/abgestimmt </text:span><text:span text:style-name="T10">(zwischen allen Parteien)</text:span></text:p>
      <text:p text:style-name="P10">- <text:span text:style-name="T6">realistisch </text:span><text:span text:style-name="T10">(umsetzbar)</text:span></text:p>
      <text:p text:style-name="P10">- <text:span text:style-name="T6">terminiert </text:span><text:span text:style-name="T10">(zeitlich definiert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9T10:12:58.158000000</meta:creation-date>
    <meta:generator>LibreOffice/6.4.4.2$Windows_X86_64 LibreOffice_project/3d775be2011f3886db32dfd395a6a6d1ca2630ff</meta:generator>
    <dc:date>2020-10-09T19:18:21.938000000</dc:date>
    <meta:editing-duration>PT39M15S</meta:editing-duration>
    <meta:editing-cycles>9</meta:editing-cycles>
    <meta:document-statistic meta:table-count="0" meta:image-count="0" meta:object-count="0" meta:page-count="1" meta:paragraph-count="27" meta:word-count="87" meta:character-count="799" meta:non-whitespace-character-count="737"/>
  </office:meta>
</office:document-meta>
</file>